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5.99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6.50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cm" fo:break-before="auto" style:use-optimal-row-height="false"/>
    </style:style>
    <style:style style:name="ro4" style:family="table-row">
      <style:table-row-properties style:row-height="0.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49">
      <style:table-cell-properties style:cell-protect="none" style:print-content="true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49">
      <style:table-cell-properties style:cell-protect="none" style:print-content="true" style:text-align-source="fix" style:repeat-content="false"/>
      <style:paragraph-properties fo:text-align="start" fo:margin-left="0cm"/>
      <style:text-properties fo:font-style="normal" style:text-underline-style="none" style:font-style-asian="normal" style:font-style-complex="normal"/>
    </style:style>
    <style:style style:name="ce6" style:family="table-cell" style:parent-style-name="Default">
      <style:text-properties style:use-window-font-color="tru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a933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9"/>
        <table:table-row table:style-name="ro1">
          <table:table-cell table:style-name="ce13" office:value-type="string" calcext:value-type="string">
            <text:p>题目</text:p>
          </table:table-cell>
          <table:table-cell table:style-name="Default" office:value-type="string" calcext:value-type="string">
            <text:p>时间</text:p>
          </table:table-cell>
          <table:table-cell office:value-type="string" calcext:value-type="string">
            <text:p>标签1</text:p>
          </table:table-cell>
          <table:table-cell office:value-type="string" calcext:value-type="string">
            <text:p>标签2</text:p>
          </table:table-cell>
          <table:table-cell office:value-type="string" calcext:value-type="string">
            <text:p>标签3</text:p>
          </table:table-cell>
          <table:table-cell table:style-name="Default" office:value-type="string" calcext:value-type="string">
            <text:p>提交次数</text:p>
          </table:table-cell>
        </table:table-row>
        <table:table-row table:style-name="ro1">
          <table:table-cell table:style-name="ce13" office:value-type="string" calcext:value-type="string">
            <text:p>[模板]扩展欧拉定理</text:p>
          </table:table-cell>
          <table:table-cell office:value-type="date" office:date-value="2022-06-05" calcext:value-type="date">
            <text:p>2022-06-0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欧拉定理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13" office:value-type="string" calcext:value-type="string">
            <text:p>[模板]ST 表</text:p>
          </table:table-cell>
          <table:table-cell office:value-type="date" office:date-value="2022-06-05" calcext:value-type="date">
            <text:p>2022-06-05</text:p>
          </table:table-cell>
          <table:table-cell office:value-type="string" calcext:value-type="string">
            <text:p>st表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[模板]树状数组</text:p>
          </table:table-cell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树状数组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区间方差</text:p>
          </table:table-cell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线段树</text:p>
          </table:table-cell>
          <table:table-cell/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13" office:value-type="string" calcext:value-type="string">
            <text:p>[JRKSJ]R2]01 序列</text:p>
          </table:table-cell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st表</text:p>
          </table:table-cell>
          <table:table-cell table:number-columns-repeated="2"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约数研究</text:p>
          </table:table-cell>
          <table:table-cell office:value-type="date" office:date-value="2022-06-09" calcext:value-type="date">
            <text:p>2022-06-09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table:style-name="ce14" office:value-type="string" calcext:value-type="string">
            <text:p>余数求和</text:p>
          </table:table-cell>
          <table:table-cell office:value-type="date" office:date-value="2022-06-09" calcext:value-type="date">
            <text:p>2022-06-09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整除分块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回首过去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整除分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滑动窗口/[模板]单调队列</text:p>
          </table:table-cell>
          <table:table-cell office:value-type="date" office:date-value="2022-06-12" calcext:value-type="date">
            <text:p>2022-06-12</text:p>
          </table:table-cell>
          <table:table-cell office:value-type="string" calcext:value-type="string">
            <text:p>单调队列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LNOI2022] 吃</text:p>
          </table:table-cell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ustified Jungle</text:p>
          </table:table-cell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思维考察</text:p>
          </table:table-cell>
          <table:table-cell/>
          <table:table-cell table:style-name="ce1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最大食物链计数</text:p>
          </table:table-cell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模板]BSGS可爱的质数</text:p>
          </table:table-cell>
          <table:table-cell office:value-type="date" office:date-value="2022-06-15" calcext:value-type="date">
            <text:p>2022-06-1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BSG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按钮</text:p>
          </table:table-cell>
          <table:table-cell office:value-type="date" office:date-value="2022-06-16" calcext:value-type="date">
            <text:p>2022-06-1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BSG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找单词</text:p>
          </table:table-cell>
          <table:table-cell office:value-type="date" office:date-value="2022-06-16" calcext:value-type="date">
            <text:p>2022-06-1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CSP-S-2021]回文</text:p>
          </table:table-cell>
          <table:table-cell office:value-type="date" office:date-value="2022-06-19" calcext:value-type="date">
            <text:p>2022-06-19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CSP-S-2021]廊桥分配</text:p>
          </table:table-cell>
          <table:table-cell office:value-type="date" office:date-value="2022-06-22" calcext:value-type="date">
            <text:p>2022-06-22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SNOI2022]垃圾回收</text:p>
          </table:table-cell>
          <table:table-cell office:value-type="date" office:date-value="2022-06-23" calcext:value-type="date">
            <text:p>2022-06-23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NOIP2021] 报数 </text:p>
          </table:table-cell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JROI-4]分数 </text:p>
          </table:table-cell>
          <table:table-cell office:value-type="date" office:date-value="2022-06-25" calcext:value-type="date">
            <text:p>2022-06-25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+B Problem(高精)</text:p>
          </table:table-cell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高精度运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三只小猪</text:p>
          </table:table-cell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高精度运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小Z的神奇数列</text:p>
          </table:table-cell>
          <table:table-cell office:value-type="date" office:date-value="2022-07-13" calcext:value-type="date">
            <text:p>2022-07-13</text:p>
          </table:table-cell>
          <table:table-cell office:value-type="string" calcext:value-type="string">
            <text:p>常数优化</text:p>
          </table:table-cell>
          <table:table-cell table:number-columns-repeated="2"/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模板]Prufer 序列</text:p>
          </table:table-cell>
          <table:table-cell table:style-name="ce7" office:value-type="date" office:date-value="2022-07-14" calcext:value-type="date">
            <text:p>2022-07-1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prufer序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HAOI2016]食物链</text:p>
          </table:table-cell>
          <table:table-cell office:value-type="date" office:date-value="2022-07-14" calcext:value-type="date">
            <text:p>2022-07-14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模板]Polya定理 </text:p>
          </table:table-cell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群论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NOI1995]石子合并 </text:p>
          </table:table-cell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关路灯</text:p>
          </table:table-cell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MtOI2018]魔力环</text:p>
          </table:table-cell>
          <table:table-cell office:value-type="date" office:date-value="2022-07-16" calcext:value-type="date">
            <text:p>2022-07-1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群论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MtOI2019]幻想乡数学竞赛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棋盘分割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多少个1?</text:p>
          </table:table-cell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BSGS</text:p>
          </table:table-cell>
          <table:table-cell/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模板]多项式乘法(FFT) 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FFT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幸运数字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string" calcext:value-type="string">
            <text:p>离散化</text:p>
          </table:table-cell>
          <table:table-cell office:value-type="string" calcext:value-type="string">
            <text:p>差分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跑路</text:p>
          </table:table-cell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最短路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访问美术馆</text:p>
          </table:table-cell>
          <table:table-cell table:style-name="ce7" office:value-type="date" office:date-value="2022-07-18" calcext:value-type="date">
            <text:p>2022-07-18</text:p>
          </table:table-cell>
          <table:table-cell table:style-name="ce6" office:value-type="string" calcext:value-type="string">
            <text:p>动态规划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扩展 BSGS/exBSGS</text:p>
          </table:table-cell>
          <table:table-cell table:style-name="ce7" office:value-type="date" office:date-value="2022-07-19" calcext:value-type="date">
            <text:p>2022-07-19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BSGS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[SDOI2011]计算器</text:p>
          </table:table-cell>
          <table:table-cell table:style-name="ce7" office:value-type="date" office:date-value="2022-07-19" calcext:value-type="date">
            <text:p>2022-07-19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8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*B Problem升级版(FFT) </text:p>
          </table:table-cell>
          <table:table-cell table:style-name="ce7" office:value-type="date" office:date-value="2022-07-19" calcext:value-type="date">
            <text:p>2022-07-19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FF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模板]二次剩余 </text:p>
          </table:table-cell>
          <table:table-cell table:style-name="ce11" office:value-type="date" office:date-value="2022-07-20" calcext:value-type="date">
            <text:p>2022-07-20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二次剩余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模板]杜教筛（Sum） </text:p>
          </table:table-cell>
          <table:table-cell table:style-name="ce7" office:value-type="date" office:date-value="2022-07-20" calcext:value-type="date">
            <text:p>2022-07-20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杜教筛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CD SUM</text:p>
          </table:table-cell>
          <table:table-cell table:style-name="ce7" office:value-type="date" office:date-value="2022-07-21" calcext:value-type="date">
            <text:p>2022-07-2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莫比乌斯反演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MtOI2018]情侣？给我烧了！ </text:p>
          </table:table-cell>
          <table:table-cell table:style-name="ce7" office:value-type="date" office:date-value="2022-07-22" calcext:value-type="date">
            <text:p>2022-07-22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二项式反演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情侣？给我烧了！(加强版 )</text:p>
          </table:table-cell>
          <table:table-cell table:style-name="ce7" office:value-type="date" office:date-value="2022-07-22" calcext:value-type="date">
            <text:p>2022-07-22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生成函数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TJOI2019]唱、跳、rap和篮球</text:p>
          </table:table-cell>
          <table:table-cell table:style-name="ce7" office:value-type="date" office:date-value="2022-07-24" calcext:value-type="date">
            <text:p>2022-07-2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 office:value-type="string" calcext:value-type="string">
            <text:p>二项式反演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HNOI2004]树的计数</text:p>
          </table:table-cell>
          <table:table-cell table:style-name="ce7" office:value-type="date" office:date-value="2022-07-25" calcext:value-type="date">
            <text:p>2022-07-2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prufer序列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[模板]原根 </text:p>
          </table:table-cell>
          <table:table-cell table:style-name="ce7" office:value-type="date" office:date-value="2022-07-25" calcext:value-type="date">
            <text:p>2022-07-2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原根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[TJOI2009] 猜数字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中国剩余定理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模板]卢卡斯定理/Lucas 定理 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Lucas定理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SHOI2015]超能粒子炮·改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Lucas定理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ZJOI2007]时态同步</text:p>
          </table:table-cell>
          <table:table-cell office:value-type="date" office:date-value="2022-07-28" calcext:value-type="date">
            <text:p>2022-07-28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树形DP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模板]多项式乘法逆 </text:p>
          </table:table-cell>
          <table:table-cell office:value-type="date" office:date-value="2022-07-31" calcext:value-type="date">
            <text:p>2022-07-3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多项式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拯救世界 </text:p>
          </table:table-cell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NOIP2012 提高组] 同余方程</text:p>
          </table:table-cell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[ZJOI2010] 数字计数</text:p>
          </table:table-cell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数位DP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ZJOI2010]排列计数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<text:s/>[USACO12FEB]Cow IDs S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位运算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hanging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对角线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无聊的数列</text:p>
          </table:table-cell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线段树</text:p>
          </table:table-cell>
          <table:table-cell office:value-type="string" calcext:value-type="string">
            <text:p>差分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模板]乘法逆元 2 </text:p>
          </table:table-cell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逆元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[POI2014]PAN-Solar Panels</text:p>
          </table:table-cell>
          <table:table-cell office:value-type="date" office:date-value="2022-08-05" calcext:value-type="date">
            <text:p>2022-08-0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整除分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模板]Pollard-Rho算法 </text:p>
          </table:table-cell>
          <table:table-cell office:value-type="date" office:date-value="2022-08-06" calcext:value-type="date">
            <text:p>2022-08-0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Pollard-Rho</text:p>
          </table:table-cell>
          <table:table-cell office:value-type="string" calcext:value-type="string">
            <text:p>Miller-Rabin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小A与两位神仙</text:p>
          </table:table-cell>
          <table:table-cell office:value-type="date" office:date-value="2022-08-07" calcext:value-type="date">
            <text:p>2022-08-0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原根</text:p>
          </table:table-cell>
          <table:table-cell office:value-type="string" calcext:value-type="string">
            <text:p>Pollard-Rho</text:p>
          </table:table-cell>
          <table:table-cell table:style-name="ce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SHOI2002] 百事世界杯之旅</text:p>
          </table:table-cell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期望DP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SU! </text:p>
          </table:table-cell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线段树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AHOI2009] 同类分布</text:p>
          </table:table-cell>
          <table:table-cell office:value-type="date" office:date-value="2022-08-11" calcext:value-type="date">
            <text:p>2022-08-11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数位DP</text:p>
          </table:table-cell>
          <table:table-cell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13" office:value-type="string" calcext:value-type="string">
            <text:p>[SCOI 2009]windy数</text:p>
          </table:table-cell>
          <table:table-cell office:value-type="date" office:date-value="2022-08-12" calcext:value-type="date">
            <text:p>2022-08-12</text:p>
          </table:table-cell>
          <table:table-cell table:style-name="ce13" office:value-type="string" calcext:value-type="string">
            <text:p>动态规划</text:p>
          </table:table-cell>
          <table:table-cell office:value-type="string" calcext:value-type="string">
            <text:p>数位DP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花神的数论题</text:p>
          </table:table-cell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数位DP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互不侵犯</text:p>
          </table:table-cell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状压DP</text:p>
          </table:table-cell>
          <table:table-cell/>
          <table:table-cell table:style-name="ce1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炮兵阵地</text:p>
          </table:table-cell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状压DP</text:p>
          </table:table-cell>
          <table:table-cell/>
          <table:table-cell table:style-name="ce1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[NOIP1999 提高组]旅行家的预算 </text:p>
          </table:table-cell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贪心</text:p>
          </table:table-cell>
          <table:table-cell office:value-type="string" calcext:value-type="string">
            <text:p>搜索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uel Economy S</text:p>
          </table:table-cell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贪心</text:p>
          </table:table-cell>
          <table:table-cell office:value-type="string" calcext:value-type="string">
            <text:p>搜索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idc,想想看</text:p>
          </table:table-cell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线段树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队列安排</text:p>
          </table:table-cell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模拟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后缀表达式</text:p>
          </table:table-cell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模拟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NOIP2021] 数列</text:p>
          </table:table-cell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NOIP2021] 方差</text:p>
          </table:table-cell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思维考察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美丽的序列</text:p>
          </table:table-cell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单调栈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POI2003] Monkeys</text:p>
          </table:table-cell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并查集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HNOI2002]营业额统计</text:p>
          </table:table-cell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STL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家谱</text:p>
          </table:table-cell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并查集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</table:table>
      <table:named-expressions/>
      <table:database-ranges>
        <table:database-range table:name="__Anonymous_Sheet_DB__0" table:target-range-address="Sheet1.A1:Sheet1.F8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分</number:text>
      <number:seconds number:style="long" number:decimal-places="2"/>
      <number:text>秒</number:text>
    </number:time-style>
    <number:time-style style:name="N117" number:truncate-on-overflow="false">
      <number:hours number:style="long"/>
      <number:text>时</number:text>
      <number:minutes number:style="long"/>
      <number:text>分</number:text>
      <number:seconds number:style="long" number:decimal-places="2"/>
      <number:text>秒</number:text>
    </number:time-style>
    <number:date-style style:name="N118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currency-style style:name="N12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32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4P0"/>
    </number:currency-style>
    <number:date-style style:name="N135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6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1">
      <number:day number:calendar="jewish"/>
      <number:text> </number:text>
      <number:month number:calendar="jewish" number:style="long" number:textual="true"/>
    </number:date-style>
    <number:date-style style:name="N142">
      <number:month number:calendar="jewish" number:style="long" number:textual="true"/>
      <number:text> </number:text>
      <number:day number:calendar="jewish"/>
    </number:date-style>
    <number:date-style style:name="N143">
      <number:month number:calendar="jewish" number:style="long" number:textual="true"/>
      <number:text> </number:text>
      <number:year number:calendar="jewish" number:style="long"/>
    </number:date-style>
    <number:date-style style:name="N144">
      <number:month number:calendar="jewish" number:style="long" number:textual="true"/>
    </number:date-style>
    <number:currency-style style:name="N146P0" style:volatile="true">
      <number:currency-symbol number:language="en" number:country="HK">HK$</number:currency-symbol>
      <number:number number:decimal-places="0" number:min-decimal-places="0" number:min-integer-digits="1" number:grouping="true"/>
    </number:currency-style>
    <number:currency-style style:name="N146">
      <number:text>-</number:text>
      <number:currency-symbol number:language="en" number:country="HK">HK$</number:currency-symbol>
      <number:number number:decimal-places="0" number:min-decimal-places="0" number:min-integer-digits="1" number:grouping="true"/>
      <style:map style:condition="value()&gt;=0" style:apply-style-name="N146P0"/>
    </number:currency-style>
    <number:currency-style style:name="N148P0" style:volatile="true">
      <number:currency-symbol number:language="en" number:country="HK">HK$</number:currency-symbol>
      <number:number number:decimal-places="2" number:min-decimal-places="2" number:min-integer-digits="1" number:grouping="true"/>
    </number:currency-style>
    <number:currency-style style:name="N148">
      <number:text>-</number:text>
      <number:currency-symbol number:language="en" number:country="HK">HK$</number:currency-symbol>
      <number:number number:decimal-places="2" number:min-decimal-places="2" number:min-integer-digits="1" number:grouping="true"/>
      <style:map style:condition="value()&gt;=0" style:apply-style-name="N148P0"/>
    </number:currency-style>
    <number:currency-style style:name="N149P0" style:volatile="true">
      <number:currency-symbol number:language="en" number:country="HK">HK$</number:currency-symbol>
      <number:number number:decimal-places="0" number:min-decimal-places="0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HK">HK$</number:currency-symbol>
      <number:number number:decimal-places="0" number:min-decimal-places="0" number:min-integer-digits="1" number:grouping="true"/>
      <style:map style:condition="value()&gt;=0" style:apply-style-name="N149P0"/>
    </number:currency-style>
    <number:currency-style style:name="N150P0" style:volatile="true">
      <number:currency-symbol number:language="en" number:country="HK">HK$</number:currency-symbol>
      <number:number number:decimal-places="2" number:min-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HK">HK$</number:currency-symbol>
      <number:number number:decimal-places="2" number:min-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HK">HK$</number:currency-symbol>
      <number:number number:decimal-places="2" number:min-decimal-places="0" number:min-integer-digits="1" number:decimal-replacement="--" number:grouping="true"/>
    </number:currency-style>
    <number:currency-style style:name="N152">
      <style:text-properties fo:color="#ff0000"/>
      <number:text>-</number:text>
      <number:currency-symbol number:language="en" number:country="HK">HK$</number:currency-symbol>
      <number:number number:decimal-places="2" number:min-decimal-places="0" number:min-integer-digits="1" number:decimal-replacement="--" number:grouping="true"/>
      <style:map style:condition="value()&gt;=0" style:apply-style-name="N152P0"/>
    </number:currency-style>
    <number:currency-style style:name="N154P0" style:volatile="true">
      <number:currency-symbol number:language="en" number:country="HK">HK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54">
      <number:text>-</number:text>
      <number:currency-symbol number:language="en" number:country="HK">HK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HK">HK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56">
      <number:text>-</number:text>
      <number:currency-symbol number:language="en" number:country="HK">HK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5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6T14:43:08.865880707</meta:creation-date>
    <dc:date>2022-08-18T20:55:12.002000000</dc:date>
    <meta:editing-duration>PT7H26M57S</meta:editing-duration>
    <meta:editing-cycles>93</meta:editing-cycles>
    <meta:generator>LibreOffice/7.3.5.2$Windows_X86_64 LibreOffice_project/184fe81b8c8c30d8b5082578aee2fed2ea847c01</meta:generator>
    <meta:document-statistic meta:table-count="1" meta:cell-count="400" meta:object-count="0"/>
  </office:meta>
</office:document-meta>
</file>